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</style:style>
    <style:style style:name="ce7" style:family="table-cell" style:parent-style-name="Default" style:data-style-name="N2">
      <style:table-cell-properties fo:border="thin solid #000000"/>
    </style:style>
    <style:style style:name="ce8" style:family="table-cell" style:parent-style-name="Default" style:data-style-name="N3">
      <style:table-cell-properties fo:border="thin solid #000000" fo:background-color="#DDDDDD"/>
    </style:style>
    <style:style style:name="ce9" style:family="table-cell" style:parent-style-name="Default" style:data-style-name="N2">
      <style:table-cell-properties fo:border="thin solid #000000" fo:background-color="#CFE7F5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1.7145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y02" table:style-name="ta1">
        <table:shapes>
          <draw:custom-shape svg:x="0in" svg:y="0in" svg:width="0.00039in" svg:height="0.00039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14" table:default-cell-style-name="ce1"/>
        <table:table-column table:style-name="co6" table:number-columns-repeated="15361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2" svg:x="3.475in" svg:y="0in" svg:width="1.075in" svg:height="0.708333333333333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5" table:number-rows-spanned="1" table:style-name="ce11">
            <text:p>Concurrent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3" svg:x="3.14166666666667in" svg:y="0.0166666666666667in" svg:width="1.075in" svg:height="0.708333333333333in">
              <dc:creator>Allan Berrocal</dc:creator>
              <text:p><text:span text:style-name="T1">Serial</text:span></text:p>
            </office:annotation>
            <text:p>serial</text:p>
          </table:table-cell>
          <table:table-cell office:value-type="string" table:style-name="ce5">
            <office:annotation draw:style-name="a34" svg:x="3.90833333333333in" svg:y="0.0166666666666667in" svg:width="1.075in" svg:height="0.708333333333333in">
              <dc:creator/>
              <text:p><text:span text:style-name="T1">Default block mapping (static)</text:span></text:p>
            </office:annotation>
            <text:p>block</text:p>
          </table:table-cell>
          <table:table-cell office:value-type="string" table:style-name="ce5">
            <office:annotation draw:style-name="a35" svg:x="4.7in" svg:y="0.0166666666666667in" svg:width="1.075in" svg:height="0.708333333333333in">
              <dc:creator/>
              <text:p><text:span text:style-name="T1">Cyclic mapping (static,1)</text:span></text:p>
            </office:annotation>
            <text:p>cyclic</text:p>
          </table:table-cell>
          <table:table-cell office:value-type="string" table:style-name="ce5">
            <office:annotation draw:style-name="a36" svg:x="5.49166666666667in" svg:y="0.0166666666666667in" svg:width="1.075in" svg:height="0.708333333333333in">
              <dc:creator/>
              <text:p><text:span text:style-name="T1">Block-cyclic mapping (static,N) with N&gt;1</text:span></text:p>
            </office:annotation>
            <text:p>blockcyc</text:p>
          </table:table-cell>
          <table:table-cell office:value-type="string" table:style-name="ce5">
            <office:annotation draw:style-name="a37" svg:x="6.275in" svg:y="0.0166666666666667in" svg:width="1.075in" svg:height="0.708333333333333in">
              <dc:creator/>
              <text:p><text:span text:style-name="T1">Default dynamic mapping (dynamic)</text:span></text:p>
            </office:annotation>
            <text:p>dynamic</text:p>
          </table:table-cell>
          <table:table-cell office:value-type="string" table:style-name="ce5">
            <office:annotation draw:style-name="a38" svg:x="8.85in" svg:y="0.0166666666666667in" svg:width="1.075in" svg:height="0.708333333333333in">
              <dc:creator/>
              <text:p><text:span text:style-name="T1">Default guided mapping (guided)</text:span></text:p>
            </office:annotation>
            <text:p>guided</text:p>
          </table:table-cell>
          <table:table-cell office:value-type="string" table:style-name="ce5">
            <office:annotation draw:style-name="a39" svg:x="9.65in" svg:y="0.0166666666666667in" svg:width="1.075in" svg:height="0.708333333333333in">
              <dc:creator/>
              <text:p><text:span text:style-name="T1">MPI</text:span></text:p>
            </office:annotation>
            <text:p>mp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8" table:style-name="ce5">
            <text:p>8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3" table:style-name="ce12">
            <office:annotation draw:style-name="a40" svg:x="1.55833333333333in" svg:y="0in" svg:width="1.125in" svg:height="0.808333333333333in">
              <dc:creator/>
              <text:p>Type the test case used to measure the performance</text:p>
            </office:annotation>
            <text:p>test/job010/job010.txt</text:p>
          </table:table-cell>
          <table:table-cell office:value-type="string" table:style-name="ce6">
            <text:p>Duration</text:p>
          </table:table-cell>
          <table:table-cell office:value-type="float" office:value="5071.3365324599999" table:style-name="ce7">
            <office:annotation draw:style-name="a41" svg:x="3.475in" svg:y="0.358333333333333in" svg:width="1.075in" svg:height="0.708333333333333in">
              <dc:creator/>
              <text:p><text:span text:style-name="T1">Duration in seconds running with no thread support (main thread calculates everything)</text:span></text:p>
            </office:annotation>
            <text:p>5071,34</text:p>
          </table:table-cell>
          <table:table-cell office:value-type="float" office:value="6656.4841920099998" table:style-name="ce7">
            <text:p>6656,48</text:p>
          </table:table-cell>
          <table:table-cell office:value-type="float" office:value="6728.32579601" table:style-name="ce7">
            <text:p>6728,33</text:p>
          </table:table-cell>
          <table:table-cell office:value-type="float" office:value="6377.2054683200004" table:style-name="ce7">
            <text:p>6377,21</text:p>
          </table:table-cell>
          <table:table-cell office:value-type="float" office:value="6656.4841920099998" table:style-name="ce7">
            <text:p>6656,48</text:p>
          </table:table-cell>
          <table:table-cell office:value-type="float" office:value="6687.7510382099999" table:style-name="ce7">
            <text:p>6687,75</text:p>
          </table:table-cell>
          <table:table-cell office:value-type="float" office:value="3021.5742389500001" table:style-name="ce7">
            <text:p>3021,57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8">
            <text:p>Speedup</text:p>
          </table:table-cell>
          <table:table-cell office:value-type="float" office:value="1" table:formula="of:=[.C4]/[.C4]" table:style-name="ce9">
            <office:annotation draw:style-name="a42" svg:x="3.475in" svg:y="0.516666666666667in" svg:width="1.075in" svg:height="0.708333333333333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0.761864129197106" table:formula="of:=[.C4]/[.D4]" table:style-name="ce9">
            <text:p>0,76</text:p>
          </table:table-cell>
          <table:table-cell office:value-type="float" office:value="0.75372933567922351" table:formula="of:=[.C4]/[.E4]" table:style-name="ce9">
            <text:p>0,75</text:p>
          </table:table-cell>
          <table:table-cell office:value-type="float" office:value="0.79522865581998936" table:formula="of:=[.C4]/[.F4]" table:style-name="ce9">
            <text:p>0,80</text:p>
          </table:table-cell>
          <table:table-cell office:value-type="float" office:value="0.761864129197106" table:formula="of:=[.C4]/[.G4]" table:style-name="ce9">
            <text:p>0,76</text:p>
          </table:table-cell>
          <table:table-cell office:value-type="float" office:value="0.75830223097200711" table:formula="of:=[.C4]/[.H4]" table:style-name="ce9">
            <text:p>0,76</text:p>
          </table:table-cell>
          <table:table-cell office:value-type="float" office:value="1.6783756186054506" table:formula="of:=[.C4]/[.I4]" table:style-name="ce9">
            <text:p>1,68</text:p>
          </table:table-cell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8">
            <text:p>Efficiency</text:p>
          </table:table-cell>
          <table:table-cell office:value-type="float" office:value="1" table:formula="of:=[.C5]/[.C3]" table:style-name="ce9">
            <office:annotation draw:style-name="a43" svg:x="3.475in" svg:y="0.716666666666667in" svg:width="1.075in" svg:height="0.708333333333333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9.523301614963825E-2" table:formula="of:=[.D5]/[.D3]" table:style-name="ce9">
            <text:p>0,10</text:p>
          </table:table-cell>
          <table:table-cell office:value-type="float" office:value="9.4216166959902939E-2" table:formula="of:=[.E5]/[.E3]" table:style-name="ce9">
            <text:p>0,09</text:p>
          </table:table-cell>
          <table:table-cell office:value-type="float" office:value="9.940358197749867E-2" table:formula="of:=[.F5]/[.F3]" table:style-name="ce9">
            <text:p>0,10</text:p>
          </table:table-cell>
          <table:table-cell office:value-type="float" office:value="9.523301614963825E-2" table:formula="of:=[.G5]/[.G3]" table:style-name="ce9">
            <text:p>0,10</text:p>
          </table:table-cell>
          <table:table-cell office:value-type="float" office:value="9.4787778871500888E-2" table:formula="of:=[.H5]/[.H3]" table:style-name="ce9">
            <text:p>0,09</text:p>
          </table:table-cell>
          <table:table-cell office:value-type="float" office:value="0.20979695232568132" table:formula="of:=[.I5]/[.I3]" table:style-name="ce9">
            <text:p>0,21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Create a graph using two vertical axes here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1" draw:id="id10" draw:style-name="a30" draw:name="Gráfico 12" svg:x="1.09803in" svg:y="0.0011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12" draw:id="id11" draw:style-name="a31" draw:name="Gráfico 12" svg:x="0.16667in" svg:y="0.0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2">
          <table:table-cell table:number-columns-repeated="10" table:style-name="ce1"/>
          <table:table-cell table:style-name="ce10"/>
          <table:table-cell table:number-columns-repeated="1637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dc:creator>Andrey Mena</dc:creator>
    <meta:creation-date>2019-06-11T10:24:21Z</meta:creation-date>
    <dc:date>2022-03-04T03:47:04Z</dc:date>
    <meta:editing-cycles>20</meta:editing-cycles>
    <meta:editing-duration>PT51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75i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2">
      <style:chart-properties chart:gap-width="219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 chart:stacked="true" chart:percentage="false"/>
      <style:graphic-properties draw:fill="none" draw:stroke="solid" svg:stroke-width="0.03819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378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stacked="tru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75in" fo:font-style="normal" style:font-style-asian="normal" style:font-style-complex="normal" fo:text-shadow="0.01389in 0.01389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true" chart:percentage="false"/>
      <style:graphic-properties draw:fill="none" draw:stroke="solid" svg:stroke-width="0.03819in" svg:stroke-color="#ed7d31" svg:stroke-opacity="100%" draw:stroke-linejoin="round" svg:stroke-linecap="round"/>
    </style:style>
    <style:style style:family="chart" style:name="G1S1">
      <style:chart-properties chart:symbol-type="named-symbol" chart:symbol-name="circle" chart:symbol-width="0.08333in" chart:symbol-height="0.08333in" chart:connect-bars="false" chart:solid-type="cuboid" chart:stacked="true" chart:percentage="false"/>
      <style:graphic-properties draw:fill="none" draw:stroke="solid" svg:stroke-width="0.03819in" svg:stroke-color="#a5a5a5" svg:stroke-opacity="100%" draw:stroke-linejoin="round" svg:stroke-linecap="round"/>
    </style:style>
  </office:automatic-styles>
  <office:body>
    <office:chart>
      <chart:chart chart:class="chart:line" svg:height="215.9999212598425pt" svg:width="360.0pt" chart:style-name="Crt0">
        <chart:title chart:style-name="CT00">
          <text:p text:style-name="a1" text:class-names="" text:cond-style-name="">Nivel de concurrenci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roy02.$C$2:.$H$2"/>
          </chart:axis>
          <chart:axis chart:dimension="y" chart:name="secondary-y" chart:style-name="Axs2"/>
          <chart:axis chart:dimension="x" chart:name="secondary-X" chart:style-name="Axs3"/>
          <chart:series chart:label-cell-address="Proy02.$B$4" chart:values-cell-range-address="Proy02.$C$4:.$H$4" chart:class="chart:line" chart:attached-axis="primary-y" chart:style-name="G0S0">
            <chart:data-point chart:repeated="6"/>
          </chart:series>
          <chart:series chart:label-cell-address="Proy02.$B$5" chart:values-cell-range-address="Proy02.$C$5:.$H$5" chart:class="chart:line" chart:attached-axis="secondary-y" chart:style-name="G1S0">
            <chart:data-point chart:repeated="6"/>
          </chart:series>
          <chart:series chart:label-cell-address="Proy02.$B$6" chart:values-cell-range-address="Proy02.$C$6:.$H$6" chart:class="chart:line" chart:attached-axis="secondary-y" chart:style-name="G1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 chart:stacked="tru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stacked="tru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tru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1S1">
      <style:chart-properties chart:symbol-type="named-symbol" chart:symbol-name="circle" chart:symbol-width="0.08333in" chart:symbol-height="0.08333in" chart:connect-bars="false" chart:solid-type="cuboid" chart:stacked="tru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y02.$C$2:.$I$2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Proy02.$C$2:.$I$2"/>
          </chart:axis>
          <chart:series chart:label-cell-address="Proy02.$B$4" chart:values-cell-range-address="Proy02.$C$4:.$I$4" chart:class="chart:line" chart:attached-axis="primary-y" chart:style-name="G0S0">
            <chart:data-point chart:repeated="7"/>
          </chart:series>
          <chart:series chart:label-cell-address="Proy02.$B$5" chart:values-cell-range-address="Proy02.$C$5:.$I$5" chart:class="chart:line" chart:attached-axis="secondary-y" chart:style-name="G1S0">
            <chart:data-point chart:repeated="7"/>
          </chart:series>
          <chart:series chart:label-cell-address="Proy02.$B$6" chart:values-cell-range-address="Proy02.$C$6:.$I$6" chart:class="chart:line" chart:attached-axis="secondary-y" chart:style-name="G1S1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